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Valor</text:p>
          </table:table-cell>
          <table:table-cell office:value-type="string" calcext:value-type="string">
            <text:p>Vendedor</text:p>
          </table:table-cell>
        </table:table-row>
        <table:table-row table:style-name="ro1">
          <table:table-cell office:value-type="currency" office:currency="BRL" office:value="9088" calcext:value-type="currency">
            <text:p>R$ 9.088,00</text:p>
          </table:table-cell>
          <table:table-cell table:style-name="ce2"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7346" calcext:value-type="currency">
            <text:p>R$ 7.346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7050" calcext:value-type="currency">
            <text:p>R$ 7.050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8601" calcext:value-type="currency">
            <text:p>R$ 8.601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8114" calcext:value-type="currency">
            <text:p>R$ 8.114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8685" calcext:value-type="currency">
            <text:p>R$ 8.685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7751" calcext:value-type="currency">
            <text:p>R$ 7.751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8035" calcext:value-type="currency">
            <text:p>R$ 8.035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8734" calcext:value-type="currency">
            <text:p>R$ 8.734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8357" calcext:value-type="currency">
            <text:p>R$ 8.357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8124" calcext:value-type="currency">
            <text:p>R$ 8.124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3888" calcext:value-type="currency">
            <text:p>R$ 3.888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8332" calcext:value-type="currency">
            <text:p>R$ 8.332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9097" calcext:value-type="currency">
            <text:p>R$ 9.097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7381" calcext:value-type="currency">
            <text:p>R$ 7.381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3963" calcext:value-type="currency">
            <text:p>R$ 3.963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9482" calcext:value-type="currency">
            <text:p>R$ 9.482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8960" calcext:value-type="currency">
            <text:p>R$ 8.960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4738" calcext:value-type="currency">
            <text:p>R$ 4.738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7672" calcext:value-type="currency">
            <text:p>R$ 7.672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8450" calcext:value-type="currency">
            <text:p>R$ 8.450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2501" calcext:value-type="currency">
            <text:p>R$ 2.501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4753" calcext:value-type="currency">
            <text:p>R$ 4.753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2500" calcext:value-type="currency">
            <text:p>R$ 2.500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4642" calcext:value-type="currency">
            <text:p>R$ 4.642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9763" calcext:value-type="currency">
            <text:p>R$ 9.763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8810" calcext:value-type="currency">
            <text:p>R$ 8.810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4869" calcext:value-type="currency">
            <text:p>R$ 4.869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5540" calcext:value-type="currency">
            <text:p>R$ 5.540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7202" calcext:value-type="currency">
            <text:p>R$ 7.202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9900" calcext:value-type="currency">
            <text:p>R$ 9.900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7720" calcext:value-type="currency">
            <text:p>R$ 7.720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8301" calcext:value-type="currency">
            <text:p>R$ 8.301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7498" calcext:value-type="currency">
            <text:p>R$ 7.498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6268" calcext:value-type="currency">
            <text:p>R$ 6.268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9214" calcext:value-type="currency">
            <text:p>R$ 9.214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8440" calcext:value-type="currency">
            <text:p>R$ 8.440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6244" calcext:value-type="currency">
            <text:p>R$ 6.244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3583" calcext:value-type="currency">
            <text:p>R$ 3.583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3976" calcext:value-type="currency">
            <text:p>R$ 3.976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6001" calcext:value-type="currency">
            <text:p>R$ 6.001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9964" calcext:value-type="currency">
            <text:p>R$ 9.964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6739" calcext:value-type="currency">
            <text:p>R$ 6.739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4669" calcext:value-type="currency">
            <text:p>R$ 4.669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7775" calcext:value-type="currency">
            <text:p>R$ 7.775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6561" calcext:value-type="currency">
            <text:p>R$ 6.561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5291" calcext:value-type="currency">
            <text:p>R$ 5.291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3685" calcext:value-type="currency">
            <text:p>R$ 3.685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8162" calcext:value-type="currency">
            <text:p>R$ 8.162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3437" calcext:value-type="currency">
            <text:p>R$ 3.437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4588" calcext:value-type="currency">
            <text:p>R$ 4.588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2417" calcext:value-type="currency">
            <text:p>R$ 2.417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2772" calcext:value-type="currency">
            <text:p>R$ 2.772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7572" calcext:value-type="currency">
            <text:p>R$ 7.572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4245" calcext:value-type="currency">
            <text:p>R$ 4.245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4851" calcext:value-type="currency">
            <text:p>R$ 4.851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5475" calcext:value-type="currency">
            <text:p>R$ 5.475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7380" calcext:value-type="currency">
            <text:p>R$ 7.380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7705" calcext:value-type="currency">
            <text:p>R$ 7.705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6764" calcext:value-type="currency">
            <text:p>R$ 6.764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6093" calcext:value-type="currency">
            <text:p>R$ 6.093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5305" calcext:value-type="currency">
            <text:p>R$ 5.305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4236" calcext:value-type="currency">
            <text:p>R$ 4.236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5900" calcext:value-type="currency">
            <text:p>R$ 5.900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3605" calcext:value-type="currency">
            <text:p>R$ 3.605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7749" calcext:value-type="currency">
            <text:p>R$ 7.749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7857" calcext:value-type="currency">
            <text:p>R$ 7.857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2478" calcext:value-type="currency">
            <text:p>R$ 2.478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4477" calcext:value-type="currency">
            <text:p>R$ 4.477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8464" calcext:value-type="currency">
            <text:p>R$ 8.464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7090" calcext:value-type="currency">
            <text:p>R$ 7.090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9379" calcext:value-type="currency">
            <text:p>R$ 9.379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5571" calcext:value-type="currency">
            <text:p>R$ 5.571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5968" calcext:value-type="currency">
            <text:p>R$ 5.968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5681" calcext:value-type="currency">
            <text:p>R$ 5.681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7661" calcext:value-type="currency">
            <text:p>R$ 7.661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8451" calcext:value-type="currency">
            <text:p>R$ 8.451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7870" calcext:value-type="currency">
            <text:p>R$ 7.870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5134" calcext:value-type="currency">
            <text:p>R$ 5.134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2934" calcext:value-type="currency">
            <text:p>R$ 2.934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9086" calcext:value-type="currency">
            <text:p>R$ 9.086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6986" calcext:value-type="currency">
            <text:p>R$ 6.986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6988" calcext:value-type="currency">
            <text:p>R$ 6.988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9751" calcext:value-type="currency">
            <text:p>R$ 9.751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4854" calcext:value-type="currency">
            <text:p>R$ 4.854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7185" calcext:value-type="currency">
            <text:p>R$ 7.185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9678" calcext:value-type="currency">
            <text:p>R$ 9.678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8192" calcext:value-type="currency">
            <text:p>R$ 8.192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7852" calcext:value-type="currency">
            <text:p>R$ 7.852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7347" calcext:value-type="currency">
            <text:p>R$ 7.347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4857" calcext:value-type="currency">
            <text:p>R$ 4.857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8709" calcext:value-type="currency">
            <text:p>R$ 8.709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2529" calcext:value-type="currency">
            <text:p>R$ 2.529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8770" calcext:value-type="currency">
            <text:p>R$ 8.770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9944" calcext:value-type="currency">
            <text:p>R$ 9.944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2829" calcext:value-type="currency">
            <text:p>R$ 2.829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8835" calcext:value-type="currency">
            <text:p>R$ 8.835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5429" calcext:value-type="currency">
            <text:p>R$ 5.429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8621" calcext:value-type="currency">
            <text:p>R$ 8.621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7460" calcext:value-type="currency">
            <text:p>R$ 7.460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6218" calcext:value-type="currency">
            <text:p>R$ 6.218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4051" calcext:value-type="currency">
            <text:p>R$ 4.051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8750" calcext:value-type="currency">
            <text:p>R$ 8.750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2646" calcext:value-type="currency">
            <text:p>R$ 2.646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6692" calcext:value-type="currency">
            <text:p>R$ 6.692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7795" calcext:value-type="currency">
            <text:p>R$ 7.795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2600" calcext:value-type="currency">
            <text:p>R$ 2.600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7498" calcext:value-type="currency">
            <text:p>R$ 7.498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4685" calcext:value-type="currency">
            <text:p>R$ 4.685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8797" calcext:value-type="currency">
            <text:p>R$ 8.797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7248" calcext:value-type="currency">
            <text:p>R$ 7.248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7597" calcext:value-type="currency">
            <text:p>R$ 7.597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2477" calcext:value-type="currency">
            <text:p>R$ 2.477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5239" calcext:value-type="currency">
            <text:p>R$ 5.239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2777" calcext:value-type="currency">
            <text:p>R$ 2.777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6772" calcext:value-type="currency">
            <text:p>R$ 6.772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9914" calcext:value-type="currency">
            <text:p>R$ 9.914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7146" calcext:value-type="currency">
            <text:p>R$ 7.146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2622" calcext:value-type="currency">
            <text:p>R$ 2.622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7475" calcext:value-type="currency">
            <text:p>R$ 7.475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4265" calcext:value-type="currency">
            <text:p>R$ 4.265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3051" calcext:value-type="currency">
            <text:p>R$ 3.051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4589" calcext:value-type="currency">
            <text:p>R$ 4.589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5855" calcext:value-type="currency">
            <text:p>R$ 5.855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9918" calcext:value-type="currency">
            <text:p>R$ 9.918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9892" calcext:value-type="currency">
            <text:p>R$ 9.892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3935" calcext:value-type="currency">
            <text:p>R$ 3.935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4652" calcext:value-type="currency">
            <text:p>R$ 4.652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3415" calcext:value-type="currency">
            <text:p>R$ 3.415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4755" calcext:value-type="currency">
            <text:p>R$ 4.755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8628" calcext:value-type="currency">
            <text:p>R$ 8.628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3664" calcext:value-type="currency">
            <text:p>R$ 3.664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8008" calcext:value-type="currency">
            <text:p>R$ 8.008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2050" calcext:value-type="currency">
            <text:p>R$ 2.050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8296" calcext:value-type="currency">
            <text:p>R$ 8.296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5198" calcext:value-type="currency">
            <text:p>R$ 5.198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7493" calcext:value-type="currency">
            <text:p>R$ 7.493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5027" calcext:value-type="currency">
            <text:p>R$ 5.027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7920" calcext:value-type="currency">
            <text:p>R$ 7.920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7032" calcext:value-type="currency">
            <text:p>R$ 7.032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9543" calcext:value-type="currency">
            <text:p>R$ 9.543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5923" calcext:value-type="currency">
            <text:p>R$ 5.923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2304" calcext:value-type="currency">
            <text:p>R$ 2.304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7273" calcext:value-type="currency">
            <text:p>R$ 7.273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2883" calcext:value-type="currency">
            <text:p>R$ 2.883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2506" calcext:value-type="currency">
            <text:p>R$ 2.506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5240" calcext:value-type="currency">
            <text:p>R$ 5.240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5521" calcext:value-type="currency">
            <text:p>R$ 5.521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5924" calcext:value-type="currency">
            <text:p>R$ 5.924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8451" calcext:value-type="currency">
            <text:p>R$ 8.451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3479" calcext:value-type="currency">
            <text:p>R$ 3.479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6507" calcext:value-type="currency">
            <text:p>R$ 6.507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9362" calcext:value-type="currency">
            <text:p>R$ 9.362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7184" calcext:value-type="currency">
            <text:p>R$ 7.184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8109" calcext:value-type="currency">
            <text:p>R$ 8.109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7928" calcext:value-type="currency">
            <text:p>R$ 7.928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6403" calcext:value-type="currency">
            <text:p>R$ 6.403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4164" calcext:value-type="currency">
            <text:p>R$ 4.164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9692" calcext:value-type="currency">
            <text:p>R$ 9.692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2519" calcext:value-type="currency">
            <text:p>R$ 2.519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5581" calcext:value-type="currency">
            <text:p>R$ 5.581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2340" calcext:value-type="currency">
            <text:p>R$ 2.340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9960" calcext:value-type="currency">
            <text:p>R$ 9.960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4923" calcext:value-type="currency">
            <text:p>R$ 4.923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2605" calcext:value-type="currency">
            <text:p>R$ 2.605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5552" calcext:value-type="currency">
            <text:p>R$ 5.552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5159" calcext:value-type="currency">
            <text:p>R$ 5.159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9164" calcext:value-type="currency">
            <text:p>R$ 9.164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8557" calcext:value-type="currency">
            <text:p>R$ 8.557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4622" calcext:value-type="currency">
            <text:p>R$ 4.622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5148" calcext:value-type="currency">
            <text:p>R$ 5.148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8497" calcext:value-type="currency">
            <text:p>R$ 8.497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8857" calcext:value-type="currency">
            <text:p>R$ 8.857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3775" calcext:value-type="currency">
            <text:p>R$ 3.775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5160" calcext:value-type="currency">
            <text:p>R$ 5.160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7089" calcext:value-type="currency">
            <text:p>R$ 7.089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9217" calcext:value-type="currency">
            <text:p>R$ 9.217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5040" calcext:value-type="currency">
            <text:p>R$ 5.040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5384" calcext:value-type="currency">
            <text:p>R$ 5.384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3874" calcext:value-type="currency">
            <text:p>R$ 3.874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5444" calcext:value-type="currency">
            <text:p>R$ 5.444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8048" calcext:value-type="currency">
            <text:p>R$ 8.048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9270" calcext:value-type="currency">
            <text:p>R$ 9.270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3699" calcext:value-type="currency">
            <text:p>R$ 3.699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3633" calcext:value-type="currency">
            <text:p>R$ 3.633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3006" calcext:value-type="currency">
            <text:p>R$ 3.006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8819" calcext:value-type="currency">
            <text:p>R$ 8.819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2587" calcext:value-type="currency">
            <text:p>R$ 2.587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2427" calcext:value-type="currency">
            <text:p>R$ 2.427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2528" calcext:value-type="currency">
            <text:p>R$ 2.528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3681" calcext:value-type="currency">
            <text:p>R$ 3.681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2617" calcext:value-type="currency">
            <text:p>R$ 2.617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2490" calcext:value-type="currency">
            <text:p>R$ 2.490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3924" calcext:value-type="currency">
            <text:p>R$ 3.924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7135" calcext:value-type="currency">
            <text:p>R$ 7.135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4299" calcext:value-type="currency">
            <text:p>R$ 4.299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3050" calcext:value-type="currency">
            <text:p>R$ 3.050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6063" calcext:value-type="currency">
            <text:p>R$ 6.063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9538" calcext:value-type="currency">
            <text:p>R$ 9.538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8752" calcext:value-type="currency">
            <text:p>R$ 8.752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9985" calcext:value-type="currency">
            <text:p>R$ 9.985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5713" calcext:value-type="currency">
            <text:p>R$ 5.713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4162" calcext:value-type="currency">
            <text:p>R$ 4.162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2594" calcext:value-type="currency">
            <text:p>R$ 2.594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4187" calcext:value-type="currency">
            <text:p>R$ 4.187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6612" calcext:value-type="currency">
            <text:p>R$ 6.612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6813" calcext:value-type="currency">
            <text:p>R$ 6.813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6566" calcext:value-type="currency">
            <text:p>R$ 6.566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9805" calcext:value-type="currency">
            <text:p>R$ 9.805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7621" calcext:value-type="currency">
            <text:p>R$ 7.621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6874" calcext:value-type="currency">
            <text:p>R$ 6.874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3682" calcext:value-type="currency">
            <text:p>R$ 3.682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5513" calcext:value-type="currency">
            <text:p>R$ 5.513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4705" calcext:value-type="currency">
            <text:p>R$ 4.705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5992" calcext:value-type="currency">
            <text:p>R$ 5.992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5869" calcext:value-type="currency">
            <text:p>R$ 5.869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7115" calcext:value-type="currency">
            <text:p>R$ 7.115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7423" calcext:value-type="currency">
            <text:p>R$ 7.423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3726" calcext:value-type="currency">
            <text:p>R$ 3.726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7948" calcext:value-type="currency">
            <text:p>R$ 7.948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4788" calcext:value-type="currency">
            <text:p>R$ 4.788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3295" calcext:value-type="currency">
            <text:p>R$ 3.295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5050" calcext:value-type="currency">
            <text:p>R$ 5.050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7118" calcext:value-type="currency">
            <text:p>R$ 7.118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7753" calcext:value-type="currency">
            <text:p>R$ 7.753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3430" calcext:value-type="currency">
            <text:p>R$ 3.430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6159" calcext:value-type="currency">
            <text:p>R$ 6.159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7749" calcext:value-type="currency">
            <text:p>R$ 7.749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7054" calcext:value-type="currency">
            <text:p>R$ 7.054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2014" calcext:value-type="currency">
            <text:p>R$ 2.014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3940" calcext:value-type="currency">
            <text:p>R$ 3.940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3516" calcext:value-type="currency">
            <text:p>R$ 3.516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7737" calcext:value-type="currency">
            <text:p>R$ 7.737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8058" calcext:value-type="currency">
            <text:p>R$ 8.058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2312" calcext:value-type="currency">
            <text:p>R$ 2.312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7728" calcext:value-type="currency">
            <text:p>R$ 7.728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6506" calcext:value-type="currency">
            <text:p>R$ 6.506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9910" calcext:value-type="currency">
            <text:p>R$ 9.910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7335" calcext:value-type="currency">
            <text:p>R$ 7.335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2883" calcext:value-type="currency">
            <text:p>R$ 2.883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8581" calcext:value-type="currency">
            <text:p>R$ 8.581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5165" calcext:value-type="currency">
            <text:p>R$ 5.165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6755" calcext:value-type="currency">
            <text:p>R$ 6.755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9243" calcext:value-type="currency">
            <text:p>R$ 9.243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3056" calcext:value-type="currency">
            <text:p>R$ 3.056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3069" calcext:value-type="currency">
            <text:p>R$ 3.069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5528" calcext:value-type="currency">
            <text:p>R$ 5.528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7048" calcext:value-type="currency">
            <text:p>R$ 7.048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2831" calcext:value-type="currency">
            <text:p>R$ 2.831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4899" calcext:value-type="currency">
            <text:p>R$ 4.899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5615" calcext:value-type="currency">
            <text:p>R$ 5.615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2400" calcext:value-type="currency">
            <text:p>R$ 2.400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5793" calcext:value-type="currency">
            <text:p>R$ 5.793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6997" calcext:value-type="currency">
            <text:p>R$ 6.997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5317" calcext:value-type="currency">
            <text:p>R$ 5.317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6019" calcext:value-type="currency">
            <text:p>R$ 6.019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8328" calcext:value-type="currency">
            <text:p>R$ 8.328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3233" calcext:value-type="currency">
            <text:p>R$ 3.233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8531" calcext:value-type="currency">
            <text:p>R$ 8.531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7695" calcext:value-type="currency">
            <text:p>R$ 7.695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5362" calcext:value-type="currency">
            <text:p>R$ 5.362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3275" calcext:value-type="currency">
            <text:p>R$ 3.275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9493" calcext:value-type="currency">
            <text:p>R$ 9.493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5313" calcext:value-type="currency">
            <text:p>R$ 5.313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9795" calcext:value-type="currency">
            <text:p>R$ 9.795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8791" calcext:value-type="currency">
            <text:p>R$ 8.791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2275" calcext:value-type="currency">
            <text:p>R$ 2.275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9642" calcext:value-type="currency">
            <text:p>R$ 9.642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3753" calcext:value-type="currency">
            <text:p>R$ 3.753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7640" calcext:value-type="currency">
            <text:p>R$ 7.640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7653" calcext:value-type="currency">
            <text:p>R$ 7.653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5297" calcext:value-type="currency">
            <text:p>R$ 5.297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2925" calcext:value-type="currency">
            <text:p>R$ 2.925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6319" calcext:value-type="currency">
            <text:p>R$ 6.319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7890" calcext:value-type="currency">
            <text:p>R$ 7.890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6842" calcext:value-type="currency">
            <text:p>R$ 6.842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4276" calcext:value-type="currency">
            <text:p>R$ 4.276,00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9291" calcext:value-type="currency">
            <text:p>R$ 9.291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3759" calcext:value-type="currency">
            <text:p>R$ 3.759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6105" calcext:value-type="currency">
            <text:p>R$ 6.105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4624" calcext:value-type="currency">
            <text:p>R$ 4.624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9339" calcext:value-type="currency">
            <text:p>R$ 9.339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9137" calcext:value-type="currency">
            <text:p>R$ 9.137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4874" calcext:value-type="currency">
            <text:p>R$ 4.874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5700" calcext:value-type="currency">
            <text:p>R$ 5.700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2763" calcext:value-type="currency">
            <text:p>R$ 2.763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4173" calcext:value-type="currency">
            <text:p>R$ 4.173,00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4777" calcext:value-type="currency">
            <text:p>R$ 4.777,00</text:p>
          </table:table-cell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7317" calcext:value-type="currency">
            <text:p>R$ 7.317,00</text:p>
          </table:table-cell>
          <table:table-cell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2264" calcext:value-type="currency">
            <text:p>R$ 2.264,00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9962" calcext:value-type="currency">
            <text:p>R$ 9.962,00</text:p>
          </table:table-cell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8556" calcext:value-type="currency">
            <text:p>R$ 8.556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9134" calcext:value-type="currency">
            <text:p>R$ 9.134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4908" calcext:value-type="currency">
            <text:p>R$ 4.908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6476" calcext:value-type="currency">
            <text:p>R$ 6.476,00</text:p>
          </table:table-cell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3645" calcext:value-type="currency">
            <text:p>R$ 3.645,00</text:p>
          </table:table-cell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6548" calcext:value-type="currency">
            <text:p>R$ 6.548,00</text:p>
          </table:table-cell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3758" calcext:value-type="currency">
            <text:p>R$ 3.758,00</text:p>
          </table:table-cell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4125" calcext:value-type="currency">
            <text:p>R$ 4.125,00</text:p>
          </table:table-cell>
          <table:table-cell office:value-type="string" calcext:value-type="string">
            <text:p>Sofia</text:p>
          </table:table-cell>
        </table:table-row>
      </table:table>
      <table:table table:name="Folha2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Valor</text:p>
          </table:table-cell>
          <table:table-cell office:value-type="string" calcext:value-type="string">
            <text:p>Unidade</text:p>
          </table:table-cell>
        </table:table-row>
        <table:table-row table:style-name="ro1">
          <table:table-cell office:value-type="currency" office:currency="BRL" office:value="9088" calcext:value-type="currency">
            <text:p>R$ 9.088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346" calcext:value-type="currency">
            <text:p>R$ 7.346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050" calcext:value-type="currency">
            <text:p>R$ 7.05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601" calcext:value-type="currency">
            <text:p>R$ 8.601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8114" calcext:value-type="currency">
            <text:p>R$ 8.114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685" calcext:value-type="currency">
            <text:p>R$ 8.685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751" calcext:value-type="currency">
            <text:p>R$ 7.751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035" calcext:value-type="currency">
            <text:p>R$ 8.035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734" calcext:value-type="currency">
            <text:p>R$ 8.734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357" calcext:value-type="currency">
            <text:p>R$ 8.357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124" calcext:value-type="currency">
            <text:p>R$ 8.124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3888" calcext:value-type="currency">
            <text:p>R$ 3.888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332" calcext:value-type="currency">
            <text:p>R$ 8.332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9097" calcext:value-type="currency">
            <text:p>R$ 9.097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381" calcext:value-type="currency">
            <text:p>R$ 7.381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3963" calcext:value-type="currency">
            <text:p>R$ 3.963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9482" calcext:value-type="currency">
            <text:p>R$ 9.482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960" calcext:value-type="currency">
            <text:p>R$ 8.96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4738" calcext:value-type="currency">
            <text:p>R$ 4.73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672" calcext:value-type="currency">
            <text:p>R$ 7.672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8450" calcext:value-type="currency">
            <text:p>R$ 8.45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2501" calcext:value-type="currency">
            <text:p>R$ 2.501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4753" calcext:value-type="currency">
            <text:p>R$ 4.753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2500" calcext:value-type="currency">
            <text:p>R$ 2.500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4642" calcext:value-type="currency">
            <text:p>R$ 4.642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9763" calcext:value-type="currency">
            <text:p>R$ 9.763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8810" calcext:value-type="currency">
            <text:p>R$ 8.810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4869" calcext:value-type="currency">
            <text:p>R$ 4.869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5540" calcext:value-type="currency">
            <text:p>R$ 5.540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202" calcext:value-type="currency">
            <text:p>R$ 7.202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9900" calcext:value-type="currency">
            <text:p>R$ 9.900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720" calcext:value-type="currency">
            <text:p>R$ 7.720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301" calcext:value-type="currency">
            <text:p>R$ 8.301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498" calcext:value-type="currency">
            <text:p>R$ 7.49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6268" calcext:value-type="currency">
            <text:p>R$ 6.26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214" calcext:value-type="currency">
            <text:p>R$ 9.214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440" calcext:value-type="currency">
            <text:p>R$ 8.44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6244" calcext:value-type="currency">
            <text:p>R$ 6.244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3583" calcext:value-type="currency">
            <text:p>R$ 3.583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3976" calcext:value-type="currency">
            <text:p>R$ 3.976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6001" calcext:value-type="currency">
            <text:p>R$ 6.001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964" calcext:value-type="currency">
            <text:p>R$ 9.964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6739" calcext:value-type="currency">
            <text:p>R$ 6.739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4669" calcext:value-type="currency">
            <text:p>R$ 4.669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775" calcext:value-type="currency">
            <text:p>R$ 7.775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6561" calcext:value-type="currency">
            <text:p>R$ 6.561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5291" calcext:value-type="currency">
            <text:p>R$ 5.291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3685" calcext:value-type="currency">
            <text:p>R$ 3.685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162" calcext:value-type="currency">
            <text:p>R$ 8.162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3437" calcext:value-type="currency">
            <text:p>R$ 3.437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588" calcext:value-type="currency">
            <text:p>R$ 4.588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2417" calcext:value-type="currency">
            <text:p>R$ 2.417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2772" calcext:value-type="currency">
            <text:p>R$ 2.772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572" calcext:value-type="currency">
            <text:p>R$ 7.572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4245" calcext:value-type="currency">
            <text:p>R$ 4.245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851" calcext:value-type="currency">
            <text:p>R$ 4.851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475" calcext:value-type="currency">
            <text:p>R$ 5.475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380" calcext:value-type="currency">
            <text:p>R$ 7.380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705" calcext:value-type="currency">
            <text:p>R$ 7.705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6764" calcext:value-type="currency">
            <text:p>R$ 6.764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6093" calcext:value-type="currency">
            <text:p>R$ 6.093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5305" calcext:value-type="currency">
            <text:p>R$ 5.305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4236" calcext:value-type="currency">
            <text:p>R$ 4.236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900" calcext:value-type="currency">
            <text:p>R$ 5.900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3605" calcext:value-type="currency">
            <text:p>R$ 3.605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749" calcext:value-type="currency">
            <text:p>R$ 7.749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857" calcext:value-type="currency">
            <text:p>R$ 7.857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2478" calcext:value-type="currency">
            <text:p>R$ 2.478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4477" calcext:value-type="currency">
            <text:p>R$ 4.477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8464" calcext:value-type="currency">
            <text:p>R$ 8.464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7090" calcext:value-type="currency">
            <text:p>R$ 7.09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9379" calcext:value-type="currency">
            <text:p>R$ 9.379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5571" calcext:value-type="currency">
            <text:p>R$ 5.571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5968" calcext:value-type="currency">
            <text:p>R$ 5.968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5681" calcext:value-type="currency">
            <text:p>R$ 5.681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661" calcext:value-type="currency">
            <text:p>R$ 7.661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8451" calcext:value-type="currency">
            <text:p>R$ 8.451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7870" calcext:value-type="currency">
            <text:p>R$ 7.870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134" calcext:value-type="currency">
            <text:p>R$ 5.134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2934" calcext:value-type="currency">
            <text:p>R$ 2.934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086" calcext:value-type="currency">
            <text:p>R$ 9.086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6986" calcext:value-type="currency">
            <text:p>R$ 6.986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6988" calcext:value-type="currency">
            <text:p>R$ 6.98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751" calcext:value-type="currency">
            <text:p>R$ 9.751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4854" calcext:value-type="currency">
            <text:p>R$ 4.854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7185" calcext:value-type="currency">
            <text:p>R$ 7.185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678" calcext:value-type="currency">
            <text:p>R$ 9.678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192" calcext:value-type="currency">
            <text:p>R$ 8.192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7852" calcext:value-type="currency">
            <text:p>R$ 7.852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347" calcext:value-type="currency">
            <text:p>R$ 7.347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4857" calcext:value-type="currency">
            <text:p>R$ 4.857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8709" calcext:value-type="currency">
            <text:p>R$ 8.709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2529" calcext:value-type="currency">
            <text:p>R$ 2.529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770" calcext:value-type="currency">
            <text:p>R$ 8.770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9944" calcext:value-type="currency">
            <text:p>R$ 9.944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2829" calcext:value-type="currency">
            <text:p>R$ 2.829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8835" calcext:value-type="currency">
            <text:p>R$ 8.835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5429" calcext:value-type="currency">
            <text:p>R$ 5.429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8621" calcext:value-type="currency">
            <text:p>R$ 8.621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460" calcext:value-type="currency">
            <text:p>R$ 7.460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6218" calcext:value-type="currency">
            <text:p>R$ 6.21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051" calcext:value-type="currency">
            <text:p>R$ 4.051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8750" calcext:value-type="currency">
            <text:p>R$ 8.75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2646" calcext:value-type="currency">
            <text:p>R$ 2.646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6692" calcext:value-type="currency">
            <text:p>R$ 6.692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7795" calcext:value-type="currency">
            <text:p>R$ 7.795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2600" calcext:value-type="currency">
            <text:p>R$ 2.600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498" calcext:value-type="currency">
            <text:p>R$ 7.49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685" calcext:value-type="currency">
            <text:p>R$ 4.685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797" calcext:value-type="currency">
            <text:p>R$ 8.797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248" calcext:value-type="currency">
            <text:p>R$ 7.248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597" calcext:value-type="currency">
            <text:p>R$ 7.597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2477" calcext:value-type="currency">
            <text:p>R$ 2.477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239" calcext:value-type="currency">
            <text:p>R$ 5.239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2777" calcext:value-type="currency">
            <text:p>R$ 2.777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6772" calcext:value-type="currency">
            <text:p>R$ 6.772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9914" calcext:value-type="currency">
            <text:p>R$ 9.914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146" calcext:value-type="currency">
            <text:p>R$ 7.146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2622" calcext:value-type="currency">
            <text:p>R$ 2.622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475" calcext:value-type="currency">
            <text:p>R$ 7.475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4265" calcext:value-type="currency">
            <text:p>R$ 4.265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3051" calcext:value-type="currency">
            <text:p>R$ 3.051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589" calcext:value-type="currency">
            <text:p>R$ 4.589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5855" calcext:value-type="currency">
            <text:p>R$ 5.855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918" calcext:value-type="currency">
            <text:p>R$ 9.918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9892" calcext:value-type="currency">
            <text:p>R$ 9.892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3935" calcext:value-type="currency">
            <text:p>R$ 3.935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652" calcext:value-type="currency">
            <text:p>R$ 4.652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3415" calcext:value-type="currency">
            <text:p>R$ 3.415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4755" calcext:value-type="currency">
            <text:p>R$ 4.755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8628" calcext:value-type="currency">
            <text:p>R$ 8.62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3664" calcext:value-type="currency">
            <text:p>R$ 3.664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008" calcext:value-type="currency">
            <text:p>R$ 8.008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2050" calcext:value-type="currency">
            <text:p>R$ 2.05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296" calcext:value-type="currency">
            <text:p>R$ 8.296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5198" calcext:value-type="currency">
            <text:p>R$ 5.19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493" calcext:value-type="currency">
            <text:p>R$ 7.493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027" calcext:value-type="currency">
            <text:p>R$ 5.027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920" calcext:value-type="currency">
            <text:p>R$ 7.920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032" calcext:value-type="currency">
            <text:p>R$ 7.032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543" calcext:value-type="currency">
            <text:p>R$ 9.543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5923" calcext:value-type="currency">
            <text:p>R$ 5.923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2304" calcext:value-type="currency">
            <text:p>R$ 2.304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273" calcext:value-type="currency">
            <text:p>R$ 7.273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2883" calcext:value-type="currency">
            <text:p>R$ 2.883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2506" calcext:value-type="currency">
            <text:p>R$ 2.506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240" calcext:value-type="currency">
            <text:p>R$ 5.240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5521" calcext:value-type="currency">
            <text:p>R$ 5.521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5924" calcext:value-type="currency">
            <text:p>R$ 5.924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451" calcext:value-type="currency">
            <text:p>R$ 8.451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3479" calcext:value-type="currency">
            <text:p>R$ 3.479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6507" calcext:value-type="currency">
            <text:p>R$ 6.507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9362" calcext:value-type="currency">
            <text:p>R$ 9.362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184" calcext:value-type="currency">
            <text:p>R$ 7.184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109" calcext:value-type="currency">
            <text:p>R$ 8.109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7928" calcext:value-type="currency">
            <text:p>R$ 7.92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6403" calcext:value-type="currency">
            <text:p>R$ 6.403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4164" calcext:value-type="currency">
            <text:p>R$ 4.164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9692" calcext:value-type="currency">
            <text:p>R$ 9.692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2519" calcext:value-type="currency">
            <text:p>R$ 2.519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5581" calcext:value-type="currency">
            <text:p>R$ 5.581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2340" calcext:value-type="currency">
            <text:p>R$ 2.34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9960" calcext:value-type="currency">
            <text:p>R$ 9.960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4923" calcext:value-type="currency">
            <text:p>R$ 4.923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2605" calcext:value-type="currency">
            <text:p>R$ 2.605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5552" calcext:value-type="currency">
            <text:p>R$ 5.552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5159" calcext:value-type="currency">
            <text:p>R$ 5.159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9164" calcext:value-type="currency">
            <text:p>R$ 9.164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557" calcext:value-type="currency">
            <text:p>R$ 8.557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622" calcext:value-type="currency">
            <text:p>R$ 4.622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148" calcext:value-type="currency">
            <text:p>R$ 5.148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497" calcext:value-type="currency">
            <text:p>R$ 8.497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857" calcext:value-type="currency">
            <text:p>R$ 8.857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3775" calcext:value-type="currency">
            <text:p>R$ 3.775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160" calcext:value-type="currency">
            <text:p>R$ 5.160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089" calcext:value-type="currency">
            <text:p>R$ 7.089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217" calcext:value-type="currency">
            <text:p>R$ 9.217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5040" calcext:value-type="currency">
            <text:p>R$ 5.040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5384" calcext:value-type="currency">
            <text:p>R$ 5.384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3874" calcext:value-type="currency">
            <text:p>R$ 3.874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444" calcext:value-type="currency">
            <text:p>R$ 5.444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8048" calcext:value-type="currency">
            <text:p>R$ 8.048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9270" calcext:value-type="currency">
            <text:p>R$ 9.270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3699" calcext:value-type="currency">
            <text:p>R$ 3.699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3633" calcext:value-type="currency">
            <text:p>R$ 3.633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3006" calcext:value-type="currency">
            <text:p>R$ 3.006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8819" calcext:value-type="currency">
            <text:p>R$ 8.819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2587" calcext:value-type="currency">
            <text:p>R$ 2.587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2427" calcext:value-type="currency">
            <text:p>R$ 2.427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2528" calcext:value-type="currency">
            <text:p>R$ 2.528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3681" calcext:value-type="currency">
            <text:p>R$ 3.681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2617" calcext:value-type="currency">
            <text:p>R$ 2.617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2490" calcext:value-type="currency">
            <text:p>R$ 2.49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3924" calcext:value-type="currency">
            <text:p>R$ 3.924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135" calcext:value-type="currency">
            <text:p>R$ 7.135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4299" calcext:value-type="currency">
            <text:p>R$ 4.299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3050" calcext:value-type="currency">
            <text:p>R$ 3.050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6063" calcext:value-type="currency">
            <text:p>R$ 6.063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9538" calcext:value-type="currency">
            <text:p>R$ 9.538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752" calcext:value-type="currency">
            <text:p>R$ 8.752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985" calcext:value-type="currency">
            <text:p>R$ 9.985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5713" calcext:value-type="currency">
            <text:p>R$ 5.713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162" calcext:value-type="currency">
            <text:p>R$ 4.162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2594" calcext:value-type="currency">
            <text:p>R$ 2.594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187" calcext:value-type="currency">
            <text:p>R$ 4.187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6612" calcext:value-type="currency">
            <text:p>R$ 6.612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6813" calcext:value-type="currency">
            <text:p>R$ 6.813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6566" calcext:value-type="currency">
            <text:p>R$ 6.566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9805" calcext:value-type="currency">
            <text:p>R$ 9.805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621" calcext:value-type="currency">
            <text:p>R$ 7.621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6874" calcext:value-type="currency">
            <text:p>R$ 6.874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3682" calcext:value-type="currency">
            <text:p>R$ 3.682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513" calcext:value-type="currency">
            <text:p>R$ 5.513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705" calcext:value-type="currency">
            <text:p>R$ 4.705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5992" calcext:value-type="currency">
            <text:p>R$ 5.992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869" calcext:value-type="currency">
            <text:p>R$ 5.869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115" calcext:value-type="currency">
            <text:p>R$ 7.115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7423" calcext:value-type="currency">
            <text:p>R$ 7.423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3726" calcext:value-type="currency">
            <text:p>R$ 3.726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948" calcext:value-type="currency">
            <text:p>R$ 7.94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788" calcext:value-type="currency">
            <text:p>R$ 4.788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3295" calcext:value-type="currency">
            <text:p>R$ 3.295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5050" calcext:value-type="currency">
            <text:p>R$ 5.05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7118" calcext:value-type="currency">
            <text:p>R$ 7.118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7753" calcext:value-type="currency">
            <text:p>R$ 7.753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3430" calcext:value-type="currency">
            <text:p>R$ 3.43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6159" calcext:value-type="currency">
            <text:p>R$ 6.159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749" calcext:value-type="currency">
            <text:p>R$ 7.749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054" calcext:value-type="currency">
            <text:p>R$ 7.054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2014" calcext:value-type="currency">
            <text:p>R$ 2.014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3940" calcext:value-type="currency">
            <text:p>R$ 3.940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3516" calcext:value-type="currency">
            <text:p>R$ 3.516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737" calcext:value-type="currency">
            <text:p>R$ 7.737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058" calcext:value-type="currency">
            <text:p>R$ 8.05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2312" calcext:value-type="currency">
            <text:p>R$ 2.312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728" calcext:value-type="currency">
            <text:p>R$ 7.728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6506" calcext:value-type="currency">
            <text:p>R$ 6.506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910" calcext:value-type="currency">
            <text:p>R$ 9.91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7335" calcext:value-type="currency">
            <text:p>R$ 7.335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2883" calcext:value-type="currency">
            <text:p>R$ 2.883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8581" calcext:value-type="currency">
            <text:p>R$ 8.581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5165" calcext:value-type="currency">
            <text:p>R$ 5.165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6755" calcext:value-type="currency">
            <text:p>R$ 6.755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9243" calcext:value-type="currency">
            <text:p>R$ 9.243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3056" calcext:value-type="currency">
            <text:p>R$ 3.056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3069" calcext:value-type="currency">
            <text:p>R$ 3.069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5528" calcext:value-type="currency">
            <text:p>R$ 5.528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048" calcext:value-type="currency">
            <text:p>R$ 7.04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2831" calcext:value-type="currency">
            <text:p>R$ 2.831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4899" calcext:value-type="currency">
            <text:p>R$ 4.899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615" calcext:value-type="currency">
            <text:p>R$ 5.615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2400" calcext:value-type="currency">
            <text:p>R$ 2.40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5793" calcext:value-type="currency">
            <text:p>R$ 5.793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6997" calcext:value-type="currency">
            <text:p>R$ 6.997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5317" calcext:value-type="currency">
            <text:p>R$ 5.317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6019" calcext:value-type="currency">
            <text:p>R$ 6.019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8328" calcext:value-type="currency">
            <text:p>R$ 8.328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3233" calcext:value-type="currency">
            <text:p>R$ 3.233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531" calcext:value-type="currency">
            <text:p>R$ 8.531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695" calcext:value-type="currency">
            <text:p>R$ 7.695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5362" calcext:value-type="currency">
            <text:p>R$ 5.362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3275" calcext:value-type="currency">
            <text:p>R$ 3.275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9493" calcext:value-type="currency">
            <text:p>R$ 9.493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5313" calcext:value-type="currency">
            <text:p>R$ 5.313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795" calcext:value-type="currency">
            <text:p>R$ 9.795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791" calcext:value-type="currency">
            <text:p>R$ 8.791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2275" calcext:value-type="currency">
            <text:p>R$ 2.275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9642" calcext:value-type="currency">
            <text:p>R$ 9.642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3753" calcext:value-type="currency">
            <text:p>R$ 3.753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7640" calcext:value-type="currency">
            <text:p>R$ 7.640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653" calcext:value-type="currency">
            <text:p>R$ 7.653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5297" calcext:value-type="currency">
            <text:p>R$ 5.297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2925" calcext:value-type="currency">
            <text:p>R$ 2.925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6319" calcext:value-type="currency">
            <text:p>R$ 6.319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890" calcext:value-type="currency">
            <text:p>R$ 7.890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6842" calcext:value-type="currency">
            <text:p>R$ 6.842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4276" calcext:value-type="currency">
            <text:p>R$ 4.276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291" calcext:value-type="currency">
            <text:p>R$ 9.291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3759" calcext:value-type="currency">
            <text:p>R$ 3.759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6105" calcext:value-type="currency">
            <text:p>R$ 6.105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624" calcext:value-type="currency">
            <text:p>R$ 4.624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9339" calcext:value-type="currency">
            <text:p>R$ 9.339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9137" calcext:value-type="currency">
            <text:p>R$ 9.137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4874" calcext:value-type="currency">
            <text:p>R$ 4.874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5700" calcext:value-type="currency">
            <text:p>R$ 5.700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2763" calcext:value-type="currency">
            <text:p>R$ 2.763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4173" calcext:value-type="currency">
            <text:p>R$ 4.173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777" calcext:value-type="currency">
            <text:p>R$ 4.777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317" calcext:value-type="currency">
            <text:p>R$ 7.317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2264" calcext:value-type="currency">
            <text:p>R$ 2.264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9962" calcext:value-type="currency">
            <text:p>R$ 9.962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556" calcext:value-type="currency">
            <text:p>R$ 8.556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9134" calcext:value-type="currency">
            <text:p>R$ 9.134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4908" calcext:value-type="currency">
            <text:p>R$ 4.908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6476" calcext:value-type="currency">
            <text:p>R$ 6.476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3645" calcext:value-type="currency">
            <text:p>R$ 3.645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6548" calcext:value-type="currency">
            <text:p>R$ 6.54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3758" calcext:value-type="currency">
            <text:p>R$ 3.75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125" calcext:value-type="currency">
            <text:p>R$ 4.125,00</text:p>
          </table:table-cell>
          <table:table-cell office:value-type="string" calcext:value-type="string">
            <text:p>Aracaj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08:10:52.29959176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3:34:57.186787686</meta:creation-date>
    <dc:date>2024-03-21T08:11:16.725761701</dc:date>
    <meta:editing-duration>PT11M39S</meta:editing-duration>
    <meta:editing-cycles>2</meta:editing-cycles>
    <meta:generator>LibreOffice/24.2.1.2$Linux_X86_64 LibreOffice_project/420$Build-2</meta:generator>
    <meta:document-statistic meta:table-count="2" meta:cell-count="1200" meta:object-count="0"/>
  </office:meta>
</office:document-meta>
</file>